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1-01-12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0-09-21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20-01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9-09-09 0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9-05-0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9-01-31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8-09-11 11:35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7-12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101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7-06-2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82" meta:object-count="0"/>
    <meta:user-defined meta:name="AppVersion">3.0</meta:user-defined>
  </office:meta>
</office:document-meta>
</file>